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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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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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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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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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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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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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break-before="page" fo:text-align="justify" fo:line-height="0.4166in"/>
      <style:text-properties fo:font-size="20pt" style:font-size-asian="20pt" style:font-size-complex="20pt"/>
    </style:style>
    <style:style style:name="P2" style:parent-style-name="內文" style:family="paragraph">
      <style:paragraph-properties fo:text-align="justify" fo:line-height="0.4166in"/>
      <style:text-properties fo:font-size="20pt" style:font-size-asian="20pt" style:font-size-complex="20pt"/>
    </style:style>
    <style:style style:name="T3" style:parent-style-name="預設段落字型" style:family="text">
      <style:text-properties style:font-name="標楷體" style:font-name-asian="標楷體" fo:font-weight="bold" style:font-weight-asian="bold" fo:font-size="24pt" style:font-size-asian="24pt" style:font-size-complex="24pt"/>
    </style:style>
    <style:style style:name="T4" style:parent-style-name="預設段落字型" style:family="text">
      <style:text-properties style:font-name="標楷體" style:font-name-asian="標楷體" fo:font-weight="bold" style:font-weight-asian="bold" fo:font-size="24pt" style:font-size-asian="24pt" style:font-size-complex="24pt"/>
    </style:style>
    <style:style style:name="P5" style:parent-style-name="內文" style:family="paragraph">
      <style:paragraph-properties fo:text-align="justify" fo:line-height="0.4166in"/>
      <style:text-properties fo:font-size="20pt" style:font-size-asian="20pt" style:font-size-complex="20pt"/>
    </style:style>
    <style:style style:name="P6" style:parent-style-name="內文" style:family="paragraph">
      <style:paragraph-properties fo:margin-top="0.25in"/>
      <style:text-properties style:font-name-asian="標楷體" fo:font-size="36pt" style:font-size-asian="36pt" style:font-size-complex="36pt"/>
    </style:style>
    <style:style style:name="P7" style:parent-style-name="內文" style:family="paragraph">
      <style:text-properties style:font-name="標楷體" style:font-name-asian="標楷體" fo:font-size="32pt" style:font-size-asian="32pt" style:font-size-complex="32pt"/>
    </style:style>
    <style:style style:name="T8" style:parent-style-name="預設段落字型" style:family="text">
      <style:text-properties style:font-name="標楷體" style:font-name-asian="標楷體" fo:font-size="32pt" style:font-size-asian="32pt" style:font-size-complex="32pt"/>
    </style:style>
    <style:style style:name="T9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11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12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13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14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15" style:parent-style-name="預設段落字型" style:family="text">
      <style:text-properties style:font-name="標楷體" style:font-name-asian="標楷體" fo:font-size="32pt" style:font-size-asian="32pt" style:font-size-complex="32pt"/>
    </style:style>
    <style:style style:name="T16" style:parent-style-name="預設段落字型" style:family="text">
      <style:text-properties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17" style:parent-style-name="預設段落字型" style:family="text">
      <style:text-properties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18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19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20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21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22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23" style:parent-style-name="預設段落字型" style:family="text">
      <style:text-properties style:font-name="標楷體" style:font-name-asian="標楷體" fo:font-size="32pt" style:font-size-asian="32pt" style:font-size-complex="32pt"/>
    </style:style>
    <style:style style:name="T24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25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26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27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28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香港新界葵涌葵昌路1-7號禎昌工業大廈2樓B室</text:p>
      <text:p text:style-name="P2">毅達國際貨運有限公司Airtack Freight Limited.</text:p>
      <text:p text:style-name="內文"><text:span text:style-name="T3">收件人：</text:span><text:span text:style-name="T4">Perry Chan</text:span></text:p>
      <text:p text:style-name="P5">Tel :<text:s/>+852-3462-6064</text:p>
      <text:p text:style-name="P6">2023臺灣高等教育暨臺式文創小食嘉年華</text:p>
      <text:p text:style-name="P7"/>
      <text:p text:style-name="內文"><text:span text:style-name="T8">寄送學校名稱：</text:span><text:span text:style-name="T9"><text:s/></text:span><text:span text:style-name="T10"><text:s text:c="2"/></text:span><text:span text:style-name="T11"><text:s text:c="19"/></text:span><text:span text:style-name="T12"><text:s text:c="5"/></text:span><text:span text:style-name="T13"><text:s text:c="2"/></text:span><text:span text:style-name="T14"><text:s/></text:span></text:p>
      <text:p text:style-name="內文"><text:span text:style-name="T15">攤位號碼：</text:span><text:span text:style-name="T16"><text:s text:c="6"/></text:span><text:span text:style-name="T17"><text:s/></text:span><text:span text:style-name="T18"><text:s text:c="5"/></text:span><text:span text:style-name="T19"><text:s text:c="14"/></text:span><text:span text:style-name="T20"><text:s text:c="2"/></text:span><text:span text:style-name="T21"><text:s text:c="5"/></text:span><text:span text:style-name="T22"><text:s/></text:span></text:p>
      <text:p text:style-name="內文"><text:span text:style-name="T23">寄送件數：</text:span><text:span text:style-name="T24"><text:s text:c="2"/>第<text:s/></text:span><text:span text:style-name="T25"><text:s/></text:span><text:span text:style-name="T26"><text:s/>箱，共</text:span><text:span text:style-name="T27"><text:s/></text:span><text:span text:style-name="T28"><text:s text:c="2"/>箱 <text:s text:c="15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Wingdings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Wingdings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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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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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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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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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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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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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44in" fo:page-height="8.2687in" style:print-orientation="landscape" fo:margin-top="0.6895in" fo:margin-left="0.9847in" fo:margin-bottom="0.3944in" fo:margin-right="0.9847in" style:num-format="1" style:writing-mode="lr-tb" style:layout-grid-mode="line" style:layout-grid-lines="2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馬來西亞留台校友會聯合總會</dc:title>
    <dc:subject/>
    <meta:initial-creator>NCNU</meta:initial-creator>
    <dc:creator>周楷榕</dc:creator>
    <meta:creation-date>2023-09-05T03:48:00Z</meta:creation-date>
    <dc:date>2023-09-05T03:48:00Z</dc:date>
    <meta:print-date>2017-04-26T02:27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34" meta:character-count="229" meta:row-count="1" meta:non-whitespace-character-count="196"/>
  </office:meta>
</office:document-meta>
</file>